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8-14" calcext:value-type="date">
            <text:p>14/08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9-12" calcext:value-type="date">
            <text:p>12/09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10-13" calcext:value-type="date">
            <text:p>13/10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11-13" calcext:value-type="date">
            <text:p>13/11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4" office:value-type="string" calcext:value-type="string">
            <text:p>Mens. 11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12-16" calcext:value-type="date">
            <text:p>16/12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4" office:value-type="string" calcext:value-type="string">
            <text:p>Mens. 12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6-01-20" calcext:value-type="date">
            <text:p>20/01/2026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4" office:value-type="string" calcext:value-type="string">
            <text:p>Mens. 01/2026 (A.C.)</text:p>
          </table:table-cell>
          <table:table-cell table:style-name="ce58" office:value-type="float" office:value="320" calcext:value-type="float">
            <text:p>32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8]-[.F8]" office:value-type="float" office:value="320" calcext:value-type="float">
            <text:p>32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8])" office:value-type="float" office:value="320" calcext:value-type="float">
            <text:p>32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23.018807890">00:00:00</text:time></text:span><text:span text:style-name="MT2"><text:s/></text:span></text:p>
        </style:region-center>
        <style:region-right>
          <text:p><text:span text:style-name="MT4">Justo Gás e Água Ibiúna Soc. Un.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sto Gás e Água Ibiún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23.0234681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2-02T14:30:23.507895085</dc:date>
    <meta:print-date>2019-12-18T08:56:40.082000000</meta:print-date>
    <dc:language>pt-PT</dc:language>
    <meta:editing-cycles>676</meta:editing-cycles>
    <meta:editing-duration>PT21H30M29S</meta:editing-duration>
    <meta:document-statistic meta:table-count="1" meta:cell-count="63" meta:object-count="0"/>
    <meta:user-defined meta:name="Info 0"/>
    <meta:user-defined meta:name="Info 1"/>
    <meta:user-defined meta:name="Info 2"/>
    <meta:user-defined meta:name="Info 3"/>
  </office:meta>
</office:document-meta>
</file>